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, serif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b7cc8"/>
    </style:style>
    <style:style style:name="P2" style:family="paragraph" style:parent-style-name="Standard">
      <style:text-properties officeooo:rsid="001d2820" officeooo:paragraph-rsid="001d4391"/>
    </style:style>
    <style:style style:name="P3" style:family="paragraph" style:parent-style-name="Standard">
      <style:text-properties officeooo:paragraph-rsid="001d2820"/>
    </style:style>
    <style:style style:name="P4" style:family="paragraph" style:parent-style-name="Standard">
      <style:text-properties officeooo:rsid="001d4391" officeooo:paragraph-rsid="001d4391"/>
    </style:style>
    <style:style style:name="P5" style:family="paragraph" style:parent-style-name="Standard">
      <style:text-properties officeooo:paragraph-rsid="001e88ea"/>
    </style:style>
    <style:style style:name="P6" style:family="paragraph" style:parent-style-name="Standard">
      <style:text-properties officeooo:paragraph-rsid="001f3253"/>
    </style:style>
    <style:style style:name="P7" style:family="paragraph" style:parent-style-name="Standard">
      <style:text-properties officeooo:rsid="001f3253" officeooo:paragraph-rsid="001f3253"/>
    </style:style>
    <style:style style:name="P8" style:family="paragraph" style:parent-style-name="Standard">
      <style:text-properties officeooo:rsid="001f3bc6" officeooo:paragraph-rsid="001f3bc6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 officeooo:rsid="001d2820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 officeooo:rsid="001d4391"/>
    </style:style>
    <style:style style:name="T4" style:family="text">
      <style:text-properties fo:font-variant="normal" fo:text-transform="none" fo:color="#222222" style:font-name="Arial" fo:font-size="9.75pt" fo:letter-spacing="normal" fo:font-style="normal" fo:font-weight="normal" officeooo:rsid="001e88ea"/>
    </style:style>
    <style:style style:name="T5" style:family="text">
      <style:text-properties fo:font-variant="normal" fo:text-transform="none" fo:color="#222222" style:font-name="Arial" fo:font-size="9.75pt" fo:letter-spacing="normal" fo:font-style="normal" fo:font-weight="normal" officeooo:rsid="001f3253"/>
    </style:style>
    <style:style style:name="T6" style:family="text">
      <style:text-properties fo:font-variant="normal" fo:text-transform="none" fo:color="#222222" style:font-name="Arial" fo:font-size="9.75pt" fo:letter-spacing="normal" fo:font-style="normal" fo:font-weight="normal" officeooo:rsid="00210a74"/>
    </style:style>
    <style:style style:name="T7" style:family="text">
      <style:text-properties fo:font-variant="normal" fo:text-transform="none" fo:color="#222222" style:font-name="Arial" fo:font-size="9.75pt" fo:letter-spacing="normal" fo:font-style="normal" fo:font-weight="bold"/>
    </style:style>
    <style:style style:name="T8" style:family="text">
      <style:text-properties fo:font-variant="normal" fo:text-transform="none" fo:color="#222222" style:font-name="Arial" fo:font-size="9.75pt" fo:letter-spacing="normal" fo:font-style="normal" fo:font-weight="bold" officeooo:rsid="001e88ea"/>
    </style:style>
    <style:style style:name="T9" style:family="text">
      <style:text-properties fo:font-variant="normal" fo:text-transform="none" fo:color="#222222" style:font-name="Arial" fo:font-size="9.75pt" fo:letter-spacing="normal" fo:font-style="italic" fo:font-weight="normal"/>
    </style:style>
    <style:style style:name="T10" style:family="text">
      <style:text-properties fo:font-variant="normal" fo:text-transform="none" fo:color="#222222" style:font-name="Arial" fo:font-size="9.75pt" fo:letter-spacing="normal" fo:font-style="italic" fo:font-weight="normal" officeooo:rsid="001e88ea"/>
    </style:style>
    <style:style style:name="T11" style:family="text">
      <style:text-properties fo:font-variant="normal" fo:text-transform="none" fo:color="#222222" style:font-name="Arial" fo:font-size="9.75pt" fo:letter-spacing="normal" fo:language="en" fo:country="US" fo:font-style="normal" fo:font-weight="normal"/>
    </style:style>
    <style:style style:name="T12" style:family="text">
      <style:text-properties fo:color="#222222" style:font-name="Arial" fo:font-size="9.75pt" fo:letter-spacing="normal" fo:font-style="italic" fo:font-weight="normal"/>
    </style:style>
    <style:style style:name="T13" style:family="text">
      <style:text-properties officeooo:rsid="001b7cc8"/>
    </style:style>
    <style:style style:name="T14" style:family="text">
      <style:text-properties officeooo:rsid="001f32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4">1, 2, 3). </text:span>Z. Zhu and C. E. Woodcock, “Continuous change detection and classification of land cover using all available Landsat data,” Remote Sens. Environ., vol. 144, pp. 152–171, Mar. 2014.</text:p>
      <text:p text:style-name="P6"><text:s text:c="12"/>C. E. Woodcock, S. A. Macomber, M. Pax-Lenney, and W. B. Cohen, “Monitoring large areas for forest change using Landsat: Generalization across space, time and Lan</text:p>
      <text:p text:style-name="P6"><text:tab/>P. R. Coppin and M. E. Bauer, “Digital change detection in forest ecosystems with remote sensing imagery,” Remote Sens. Rev., vol. 13, nos. 3–4, pp. 207–304, 1996.</text:p>
      <text:p text:style-name="P6"/>
      <text:p text:style-name="P7"/>
      <text:p text:style-name="P7">4. (Our paper?)</text:p>
      <text:p text:style-name="P7"/>
      <text:p text:style-name="P1"><text:span text:style-name="T13">5. </text:span><text:span text:style-name="T1">Pipitone, C.; Maltese, A.; Dardanelli, G.; Lo Brutto, M.; La Loggia, G. Monitoring Water Surface and Level of a Reservoir Using Different Remote Sensing Approaches and Comparison with Dam Displacements Evaluated </text:span><text:span text:style-name="Emphasis"><text:span text:style-name="T12">via</text:span></text:span><text:span text:style-name="Emphasis"><text:span text:style-name="T9"> </text:span></text:span><text:span text:style-name="T1">GNSS. </text:span><text:span text:style-name="Emphasis"><text:span text:style-name="T12">Remote Sens.</text:span></text:span><text:span text:style-name="Emphasis"><text:span text:style-name="T9"> </text:span></text:span><text:span text:style-name="T7">2018</text:span><text:span text:style-name="T1">, </text:span><text:span text:style-name="Emphasis"><text:span text:style-name="T12">10</text:span></text:span><text:span text:style-name="T1">, 71.</text:span></text:p>
      <text:p text:style-name="P3"><text:span text:style-name="T2"/></text:p>
      <text:p text:style-name="P3"><text:span text:style-name="T2">6. </text:span><text:span text:style-name="T1">Das, M., Ghosh, S.K., Chowdary, V.M. et al. </text:span><text:span text:style-name="T11">A Probabilistic Nonlinear Model for Forecasting Daily Water Level in Reservoir</text:span><text:span text:style-name="T1"> Water Resour Manage (2016) 30: 3107. </text:span><text:a xlink:type="simple" xlink:href="https://doi.org/10.1007/s11269-016-1334-6" text:style-name="Internet_20_link" text:visited-style-name="Visited_20_Internet_20_Link">https://doi.org/10.1007/s11269-016-1334-6</text:a></text:p>
      <text:p text:style-name="P3"><text:span text:style-name="T1"/></text:p>
      <text:p text:style-name="P8"><text:span text:style-name="T1">7. </text:span><text:span text:style-name="T6">(Our project?)</text:span></text:p>
      <text:p text:style-name="P3"><text:span text:style-name="T1"/></text:p>
      <text:p text:style-name="P3"><text:span text:style-name="T2">8. </text:span><text:span text:style-name="T1">T. Arvidson, S. Goward, J. Gasch, and D. Williams, “Landsat-7 longterm acquisition plan: Development and validation,” Photogramm. Eng. Remote Sens., vol. 72, no. 10, pp. 1137–1146, Oct. 2006</text:span></text:p>
      <text:p text:style-name="P3"><text:span text:style-name="T2"><text:s text:c="4"/>C. E. Woodcock et al., “Free access to Landsat imagery,” Science, vol. 320, p. 1011, May 2008.</text:span></text:p>
      <text:p text:style-name="P2"><text:span text:style-name="T1"/></text:p>
      <text:p text:style-name="P2"><text:span text:style-name="T1">9. </text:span><text:a xlink:type="simple" xlink:href="http://www.esa.int/Our_Activities/Observing_the_Earth/Copernicus" text:style-name="Internet_20_link" text:visited-style-name="Visited_20_Internet_20_Link"><text:span text:style-name="T3">http://www.esa.int/Our_Activities/Observing_the_Earth/Copernicus</text:span></text:a></text:p>
      <text:p text:style-name="P4"><text:span text:style-name="T3"/></text:p>
      <text:p text:style-name="P5"><text:span text:style-name="T3">10. </text:span><text:span text:style-name="T1">C.-H. Lin, K.-H. Lai, Z.-B. Chen, and J.-Y. Chen, “Patch-based information reconstruction of cloud-contaminated multitemporal images,” IEEE Trans. Geosci. Remote Sens., vol. 52, no. 1, pp. 163–174, Jan. 2014.</text:span></text:p>
      <text:p text:style-name="P5"><text:span text:style-name="T3"/></text:p>
      <text:p text:style-name="P5"><text:span text:style-name="T4">11. </text:span><text:a xlink:type="simple" xlink:href="https://earth.esa.int/web/guest/missions/esa-operational-eo-missions/ers/instruments/sar" text:style-name="Internet_20_link" text:visited-style-name="Visited_20_Internet_20_Link">https://earth.esa.int/web/guest/missions/esa-operational-eo-missions/ers/instruments/sar</text:a></text:p>
      <text:p text:style-name="P5"><text:span text:style-name="T4"/></text:p>
      <text:p text:style-name="P6"><text:span text:style-name="T4">12. Bioresita, F.; Puissant, A.; Stumpf, A.; Malet, J.-P. A Method for Automatic and Rapid Mapping of Water Surfaces from Sentinel-1 Imagery. </text:span><text:span text:style-name="Emphasis"><text:span text:style-name="T10">Remote Sens.</text:span></text:span><text:span text:style-name="T4"> </text:span><text:span text:style-name="T8">2018</text:span><text:span text:style-name="T4">, </text:span><text:span text:style-name="Emphasis"><text:span text:style-name="T10">10</text:span></text:span><text:span text:style-name="T4">, 217.</text:span></text:p>
      <text:p text:style-name="P6"><text:span text:style-name="T3"><text:s/>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, serif"/>
    <style:font-face style:name="Source Sans Pro" svg:font-family="'Source Sans Pro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15:48.047388170</meta:creation-date>
    <dc:date>2018-10-25T16:25:18.316571017</dc:date>
    <meta:editing-duration>PT18M2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68" meta:character-count="1847" meta:non-whitespace-character-count="1579"/>
  </office:meta>
</office:document-meta>
</file>